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ae00" draw:opacity="0%" draw:textarea-horizontal-align="justify" draw:textarea-vertical-align="middle" draw:auto-grow-height="false" draw:shadow-offset-x="0.203cm" draw:shadow-offset-y="0.203cm" draw:shadow-opacity="0%"/>
    </style:style>
    <style:style style:name="gr2" style:family="graphic" style:parent-style-name="standard">
      <style:graphic-properties draw:fill="solid" draw:fill-color="#ffff66" draw:opacity="50%" draw:textarea-horizontal-align="justify" draw:textarea-vertical-align="middle" draw:auto-grow-height="false" draw:shadow-offset-x="0.203cm" draw:shadow-offset-y="0.203cm" draw:shadow-opacity="50%"/>
    </style:style>
    <style:style style:name="gr3" style:family="graphic" style:parent-style-name="standard">
      <style:graphic-properties draw:stroke="none" svg:stroke-width="0.035cm" draw:stroke-linejoin="miter" draw:fill="solid" draw:fill-color="#000000" draw:opacity="50%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cccccc"/>
    </style:style>
    <style:style style:name="gr6" style:family="graphic" style:parent-style-name="standard">
      <style:graphic-properties svg:stroke-color="#000000" draw:fill="solid" draw:fill-color="#00ae00" draw:opacity="50%" draw:textarea-horizontal-align="justify" draw:textarea-vertical-align="middle" draw:auto-grow-height="false" draw:shadow-offset-x="0.203cm" draw:shadow-offset-y="0.203cm" draw:shadow-opacity="50%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="" draw:marker-start-width="0.203cm" draw:marker-start-center="false" draw:marker-end="" draw:marker-end-width="0.203cm" draw:marker-end-center="false" svg:stroke-opacity="100%" draw:stroke-linejoin="miter"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true" draw:auto-grow-width="false" draw:fit-to-size="false" draw:fit-to-contour="false" fo:max-height="0cm" fo:max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_20_2" svg:stroke-width="0cm" svg:stroke-color="#000000" draw:marker-start="" draw:marker-start-width="0.203cm" draw:marker-start-center="false" draw:marker-end="" draw:marker-end-width="0.203cm" draw:marker-end-center="false" svg:stroke-opacity="100%" draw:stroke-linejoin="miter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true" draw:auto-grow-width="false" draw:fit-to-size="false" draw:fit-to-contour="false" fo:max-height="0cm" fo:max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203cm" draw:marker-start-center="false" draw:marker-end="" draw:marker-end-width="0.20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2.476cm" fo:min-width="1.55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-color="#006b6b" draw:fill-image-width="0cm" draw:fill-image-height="0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solid" draw:fill-color="#ffff66" draw:opacity="50%" draw:textarea-horizontal-align="justify" draw:textarea-vertical-align="middle" draw:auto-grow-height="false" draw:shadow-offset-x="0.203cm" draw:shadow-offset-y="0.203cm" draw:shadow-opacity="50%"/>
    </style:style>
    <style:style style:name="gr12" style:family="graphic" style:parent-style-name="standard">
      <style:graphic-properties draw:stroke="none" svg:stroke-width="0.035cm" svg:stroke-color="#000000" draw:stroke-linejoin="miter" draw:fill="solid" draw:fill-color="#000000" draw:opacity="50%"/>
    </style:style>
    <style:style style:name="gr13" style:family="graphic" style:parent-style-name="standard">
      <style:graphic-properties draw:stroke="none" svg:stroke-width="0.035cm" svg:stroke-color="#000000" draw:stroke-linejoin="miter" draw:fill="solid" draw:fill-color="#ffffff"/>
    </style:style>
    <style:style style:name="gr14" style:family="graphic" style:parent-style-name="standard">
      <style:graphic-properties draw:stroke="none" svg:stroke-width="0.035cm" svg:stroke-color="#000000" draw:stroke-linejoin="miter" draw:fill="solid" draw:fill-color="#cccccc"/>
    </style:style>
    <style:style style:name="gr15" style:family="graphic" style:parent-style-name="standard">
      <style:graphic-properties svg:stroke-color="#000000" draw:fill="solid" draw:fill-color="#ffff66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02cm" fo:min-width="7.363cm"/>
    </style:style>
    <style:style style:name="gr17" style:family="graphic" style:parent-style-name="objectwithoutfill">
      <style:graphic-properties svg:stroke-width="0.051cm" svg:stroke-color="#0047ff" draw:marker-start-width="0.276cm" draw:marker-end="Arrow" draw:marker-end-width="0.3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ff3333" draw:marker-start-width="0.276cm" draw:marker-end="Arrow" draw:marker-end-width="0.3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3333" draw:marker-start-width="0.276cm" draw:marker-end-width="0.2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47ff" draw:marker-start-width="0.276cm" draw:marker-end-width="0.2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147cm" fo:min-width="7.363cm"/>
    </style:style>
    <style:style style:name="gr22" style:family="graphic" style:parent-style-name="standard">
      <style:graphic-properties svg:stroke-color="#000000" draw:fill="solid" draw:fill-color="#cfe7f5" draw:opacity="50%" draw:fill-image-width="0cm" draw:fill-image-height="0cm" draw:textarea-horizontal-align="justify" draw:textarea-vertical-align="middle" draw:auto-grow-height="false" draw:shadow-offset-x="0.203cm" draw:shadow-offset-y="0.203cm" draw:shadow-opacity="50%"/>
    </style:style>
    <style:style style:name="gr23" style:family="graphic" style:parent-style-name="standard">
      <style:graphic-properties draw:stroke="none" svg:stroke-width="0.035cm" svg:stroke-color="#000000" draw:stroke-linejoin="miter" draw:fill="solid" draw:fill-color="#f58219" draw:shadow="hidden" draw:shadow-offset-x="2.54cm" draw:shadow-offset-y="2.54cm" draw:shadow-color="#000000"/>
    </style:style>
    <style:style style:name="gr24" style:family="graphic" style:parent-style-name="standard">
      <style:graphic-properties draw:stroke="none" svg:stroke-width="0.018cm" svg:stroke-color="#000000" draw:stroke-linejoin="miter" draw:fill="solid" draw:fill-color="#4e7896" draw:shadow="hidden" draw:shadow-offset-x="2.54cm" draw:shadow-offset-y="2.54cm" draw:shadow-color="#000000"/>
    </style:style>
    <style:style style:name="gr25" style:family="graphic" style:parent-style-name="standard">
      <style:graphic-properties draw:stroke="none" svg:stroke-width="0.018cm" svg:stroke-color="#000000" draw:stroke-linejoin="miter" draw:fill="solid" draw:fill-color="#f58219" draw:shadow="hidden" draw:shadow-offset-x="2.54cm" draw:shadow-offset-y="2.54cm" draw:shadow-color="#000000"/>
    </style:style>
    <style:style style:name="gr2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189cm" fo:min-width="4.239cm"/>
    </style:style>
    <style:style style:name="gr2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188cm" fo:min-width="4.24cm"/>
    </style:style>
    <style:style style:name="gr28" style:family="graphic" style:parent-style-name="objectwithoutfill">
      <style:graphic-properties svg:stroke-width="0.051cm" svg:stroke-color="#000000" draw:marker-start-width="0.276cm" draw:marker-end-width="0.2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000000" draw:fill="solid" draw:fill-color="#ffff66" draw:opacity="50%" draw:fill-image-width="0cm" draw:fill-image-height="0cm" draw:textarea-horizontal-align="justify" draw:textarea-vertical-align="middle" draw:auto-grow-height="false" draw:shadow-opacity="50%"/>
    </style:style>
    <style:style style:name="gr30" style:family="graphic" style:parent-style-name="objectwithoutfill">
      <style:graphic-properties svg:stroke-width="0.051cm" svg:stroke-color="#000000" draw:marker-start="Arrow" draw:marker-start-width="0.376cm" draw:marker-end="Arrow" draw:marker-end-width="0.3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2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DejaVu Sans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DejaVu Sans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3pt" style:language-asian="zh" style:country-asian="CN" style:font-style-asian="normal" style:font-weight-asian="bold" style:font-family-complex="'DejaVu Sans'" style:font-family-generic-complex="system" style:font-pitch-complex="variable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" style:family="paragraph">
      <style:text-properties fo:color="#ff6633" fo:font-size="18pt" style:font-size-asian="18pt" style:font-size-complex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3pt" style:language-asian="zh" style:country-asian="CN" style:font-style-asian="normal" style:font-weight-asian="bold" style:font-family-complex="'DejaVu Sans'" style:font-family-generic-complex="system" style:font-pitch-complex="variable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6633"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0.381cm" svg:height="0.381cm" svg:x="3.232cm" svg:y="11.92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xml:id="id3" draw:id="id3" draw:layer="layout" svg:width="9.017cm" svg:height="2.673cm" svg:x="2.143cm" svg:y="16.305cm">
            <text:p text:style-name="P1"><text:tab/><text:tab/>Sistema Operacional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" draw:layer="layout" svg:width="2.257cm" svg:height="2.257cm" svg:x="2.422cm" svg:y="16.486cm" svg:viewBox="0 0 2258 2258" svg:d="m1129 2258h1000c71 0 129-58 129-129v-2000c0-71-58-129-129-129h-2000c-71 0-129 58-129 129v2000c0 71 58 129 129 129z">
              <text:p/>
            </draw:path>
            <draw:polygon draw:style-name="gr4" draw:layer="layout" svg:width="0.471cm" svg:height="0.623cm" svg:x="3.293cm" svg:y="17.754cm" svg:viewBox="0 0 472 624" draw:points="236,624 0,624 0,0 472,0 472,624">
              <text:p/>
            </draw:polygon>
            <draw:path draw:style-name="gr4" draw:layer="layout" svg:width="1.692cm" svg:height="1.269cm" svg:x="2.682cm" svg:y="16.794cm" svg:viewBox="0 0 1693 1270" svg:d="m847 1270h791c31 0 55-25 55-55v-1160c0-30-24-55-55-55h-1583c-30 0-55 25-55 55v1160c0 30 25 55 55 55z">
              <text:p/>
            </draw:path>
            <draw:polygon draw:style-name="gr5" draw:layer="layout" svg:width="1.551cm" svg:height="1.128cm" svg:x="2.753cm" svg:y="16.865cm" svg:viewBox="0 0 1552 1129" draw:points="776,1129 0,1129 0,0 1552,0 1552,1129">
              <text:p/>
            </draw:polygon>
            <draw:path draw:style-name="gr4" draw:layer="layout" svg:width="1.34cm" svg:height="0.14cm" svg:x="2.859cm" svg:y="18.347cm" svg:viewBox="0 0 1341 141" svg:d="m670 141h646c13 0 25-11 25-25v-91c0-14-12-25-25-25h-1291c-14 0-25 11-25 25v91c0 14 11 25 25 25z">
              <text:p/>
            </draw:path>
          </draw:g>
        </draw:g>
        <draw:custom-shape draw:style-name="gr6" draw:text-style-name="P1" xml:id="id1" draw:id="id1" draw:layer="layout" svg:width="9.017cm" svg:height="1.397cm" svg:x="2.143cm" svg:y="11.912cm">
          <text:p text:style-name="P1">MUIA 1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path draw:style-name="gr7" draw:text-style-name="P2" draw:layer="layout" svg:width="3.908cm" svg:height="1.675cm" svg:x="13.376cm" svg:y="11.772cm" svg:viewBox="0 0 3909 1676" svg:d="m1955 1676h1731c123 0 223-43 223-96v-1484c0-53-100-96-223-96h-3463c-123 0-223 43-223 96v1484c0 53 100 96 223 96z">
            <text:p/>
          </draw:path>
          <draw:path draw:style-name="gr8" draw:text-style-name="P3" draw:layer="layout" svg:width="1.255cm" svg:height="0.979cm" svg:x="13.585cm" svg:y="12.119cm" svg:viewBox="0 0 1256 980" svg:d="m646 0c-109 0-200 71-233 168-18-8-39-13-60-13-87 0-158 71-158 157 0 12 2 22 4 33-114 21-199 120-199 240 0 123 91 225 210 241 36 91 124 154 227 154 72 0 137-30 181-80 54 50 127 80 207 80 146 0 267-102 298-239 79-40 133-123 133-218 0-123-91-225-210-241-7-90-82-160-173-160-5 0-11 0-15 1-42-73-122-123-212-123z">
            <text:p/>
          </draw:path>
          <draw:frame draw:style-name="gr9" draw:text-style-name="P5" draw:layer="layout" svg:width="2.245cm" svg:height="2.726cm" svg:x="14.947cm" svg:y="12.217cm">
            <draw:text-box>
              <text:p text:style-name="P4"><text:span text:style-name="T1">Internet</text:span></text:p>
            </draw:text-box>
          </draw:frame>
        </draw:g>
        <draw:custom-shape draw:style-name="gr6" draw:text-style-name="P1" xml:id="id4" draw:id="id4" draw:layer="layout" svg:width="9.017cm" svg:height="1.397cm" svg:x="19.461cm" svg:y="11.912cm">
          <text:p text:style-name="P1">MUIA 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6.651cm" svg:y1="13.309cm" svg:x2="6.651cm" svg:y2="13.927cm" draw:start-shape="id1" draw:start-glue-point="2" draw:end-shape="id2" draw:end-glue-point="0" svg:d="m6651 13309v618">
          <text:p/>
        </draw:connector>
        <draw:connector draw:style-name="gr10" draw:text-style-name="P1" draw:layer="layout" svg:x1="6.651cm" svg:y1="15.759cm" svg:x2="6.651cm" svg:y2="16.305cm" draw:start-shape="id2" draw:start-glue-point="2" draw:end-shape="id3" draw:end-glue-point="0" svg:d="m6651 15759v546">
          <text:p/>
        </draw:connector>
        <draw:g xml:id="id9" draw:id="id9">
          <draw:custom-shape draw:style-name="gr11" draw:text-style-name="P1" draw:layer="layout" svg:width="9.017cm" svg:height="2.673cm" svg:x="19.461cm" svg:y="16.305cm">
            <text:p text:style-name="P1"><text:tab/><text:tab/>Sistema Operacional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12" draw:layer="layout" svg:width="2.257cm" svg:height="2.257cm" svg:x="19.712cm" svg:y="16.486cm" svg:viewBox="0 0 2258 2258" svg:d="m1129 2258h1000c71 0 129-58 129-129v-2000c0-71-58-129-129-129h-2000c-71 0-129 58-129 129v2000c0 71 58 129 129 129z">
              <text:p/>
            </draw:path>
            <draw:polygon draw:style-name="gr13" draw:layer="layout" svg:width="0.471cm" svg:height="0.623cm" svg:x="20.583cm" svg:y="17.754cm" svg:viewBox="0 0 472 624" draw:points="236,624 0,624 0,0 472,0 472,624">
              <text:p/>
            </draw:polygon>
            <draw:path draw:style-name="gr13" draw:layer="layout" svg:width="1.692cm" svg:height="1.269cm" svg:x="19.972cm" svg:y="16.794cm" svg:viewBox="0 0 1693 1270" svg:d="m847 1270h791c31 0 55-25 55-55v-1160c0-30-24-55-55-55h-1583c-30 0-55 25-55 55v1160c0 30 25 55 55 55z">
              <text:p/>
            </draw:path>
            <draw:polygon draw:style-name="gr14" draw:layer="layout" svg:width="1.551cm" svg:height="1.128cm" svg:x="20.043cm" svg:y="16.865cm" svg:viewBox="0 0 1552 1129" draw:points="776,1129 0,1129 0,0 1552,0 1552,1129">
              <text:p/>
            </draw:polygon>
            <draw:path draw:style-name="gr13" draw:layer="layout" svg:width="1.34cm" svg:height="0.14cm" svg:x="20.149cm" svg:y="18.347cm" svg:viewBox="0 0 1341 141" svg:d="m670 141h646c13 0 25-11 25-25v-91c0-14-12-25-25-25h-1291c-14 0-25 11-25 25v91c0 14 11 25 25 25z">
              <text:p/>
            </draw:path>
          </draw:g>
        </draw:g>
        <draw:connector draw:style-name="gr10" draw:text-style-name="P1" draw:layer="layout" svg:x1="23.969cm" svg:y1="13.309cm" svg:x2="23.969cm" svg:y2="13.922cm" draw:start-shape="id4" draw:start-glue-point="2" draw:end-shape="id5" draw:end-glue-point="0" svg:d="m23969 13309v613">
          <text:p/>
        </draw:connector>
        <draw:custom-shape draw:style-name="gr15" draw:text-style-name="P1" xml:id="id8" draw:id="id8" draw:layer="layout" svg:width="0.826cm" svg:height="0.826cm" svg:x="6.232cm" svg:y="9.7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3.402cm" svg:height="1.27cm" svg:x="3.413cm" svg:y="10.144cm">
          <draw:text-box>
            <text:p text:style-name="P1"><text:span text:style-name="T2">Interface de</text:span></text:p>
            <text:p text:style-name="P1"><text:span text:style-name="T2">Comunicação</text:span></text:p>
          </draw:text-box>
        </draw:frame>
        <draw:connector draw:style-name="gr17" draw:text-style-name="P1" draw:layer="layout" draw:type="curve" draw:line-skew="-0.82cm" svg:x1="17.285cm" svg:y1="12.61cm" svg:x2="23.556cm" svg:y2="10.203cm" draw:start-shape="id6" draw:start-glue-point="1" draw:end-shape="id7" draw:end-glue-point="6" svg:d="m17285 12610c3474 0 339-2407 6271-2407">
          <text:p/>
        </draw:connector>
        <draw:connector draw:style-name="gr18" draw:text-style-name="P1" draw:layer="layout" draw:type="curve" draw:line-skew="0.735cm" svg:x1="13.376cm" svg:y1="12.61cm" svg:x2="7.058cm" svg:y2="10.201cm" draw:start-shape="id6" draw:start-glue-point="3" draw:end-shape="id8" draw:end-glue-point="10" svg:d="m13376 12610c-3634 0-476-2409-6318-2409">
          <text:p/>
        </draw:connector>
        <draw:connector draw:style-name="gr19" draw:text-style-name="P1" draw:layer="layout" draw:type="curve" svg:x1="19.461cm" svg:y1="12.61cm" svg:x2="17.285cm" svg:y2="12.61cm" draw:start-shape="id4" draw:start-glue-point="3" draw:end-shape="id6" draw:end-glue-point="1" svg:d="m19461 12610h-2176">
          <text:p/>
        </draw:connector>
        <draw:connector draw:style-name="gr20" draw:text-style-name="P1" draw:layer="layout" draw:type="curve" svg:x1="11.16cm" svg:y1="12.61cm" svg:x2="13.376cm" svg:y2="12.61cm" draw:start-shape="id1" draw:start-glue-point="1" draw:end-shape="id6" draw:end-glue-point="3" svg:d="m11160 12610h2216">
          <text:p/>
        </draw:connector>
        <draw:custom-shape draw:style-name="gr15" draw:text-style-name="P1" xml:id="id7" draw:id="id7" draw:layer="layout" svg:width="0.826cm" svg:height="0.826cm" svg:x="23.556cm" svg:y="9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3.382cm" svg:height="1.397cm" svg:x="24.114cm" svg:y="10.271cm">
          <draw:text-box>
            <text:p text:style-name="P1"><text:span text:style-name="T2">Interface de</text:span></text:p>
            <text:p text:style-name="P1"><text:span text:style-name="T2">Comunicação</text:span></text:p>
          </draw:text-box>
        </draw:frame>
        <draw:g>
          <draw:custom-shape draw:style-name="gr22" draw:text-style-name="P7" xml:id="id2" draw:id="id2" draw:layer="layout" svg:width="9.017cm" svg:height="1.832cm" svg:x="2.143cm" svg:y="13.9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3" draw:layer="layout" svg:width="1.771cm" svg:height="0.963cm" svg:x="5.557cm" svg:y="14.482cm" svg:viewBox="0 0 1772 964" svg:d="m881 953v-374c0-95-54-160-187-160-76 0-141 19-198 42l19 69c42-15 95-31 152-31 73 0 107 31 107 92v49h-38c-183 0-267 69-267 179 0 92 57 145 160 145 65 0 114-30 160-68l8 57zm-191-122c-38 34-80 53-118 53-50 0-80-30-80-84 0-53 30-91 152-91h46zm465 0h-134l-160-522h115l99 320 23 95c49-137 87-278 102-415h115c-31 171-84 358-160 522zm617 0v-374c0-95-53-160-187-160-76 0-141 19-198 42l15 69c46-15 100-31 157-31 72 0 107 31 107 92v49h-39c-183 0-266 69-266 179 0 92 53 145 156 145 68 0 118-30 164-68l7 57zm-190-122c-39 34-81 53-119 53-49 0-80-30-80-84 0-53 31-91 153-91h46zm-1399 87c-31 46-76 80-133 99l-50-61c38-22 76-57 91-87 16-27 19-65 19-152v-595h115v587c0 118-12 164-42 209z">
              <text:p/>
            </draw:path>
            <draw:path draw:style-name="gr24" draw:layer="layout" svg:width="0.841cm" svg:height="0.522cm" svg:x="4.456cm" svg:y="14.852cm" svg:viewBox="0 0 842 523" svg:d="m272 265c0 0-44 26 30 34 90 11 138 9 237-9 0 0 26 17 62 30-222 95-504-6-329-55zm-29-124c0 0-47 36 27 44 97 9 173 11 305-16 0 0 17 19 45 29-268 80-569 8-377-57zm526 217c0 0 32 27-36 48-128 38-536 49-650 0-40-17 36-42 61-46 25-6 38-6 38-6-44-30-291 63-126 90 456 74 831-33 713-86zm-476-347c0 0-208 50-74 67 57 8 169 6 274-2 86-7 171-23 171-23 0 0-30 13-51 27-212 55-618 30-501-27 99-48 181-42 181-42zm371 208c214-111 114-217 46-204-17 4-25 8-25 8 0 0 6-12 19-15 135-48 242 142-44 217 0 0 2-2 4-6zm-350 301c205 13 520-8 528-105 0 0-16 38-170 67-175 32-393 29-520 8 0 0 26 22 162 30z">
              <text:p/>
            </draw:path>
            <draw:path draw:style-name="gr25" draw:layer="layout" svg:width="0.405cm" svg:height="0.666cm" svg:x="4.728cm" svg:y="14.235cm" svg:viewBox="0 0 406 667" svg:d="m263 0c0 0 118 120-112 301-185 147-42 231 0 326-109-97-187-183-134-263 78-118 294-175 246-364zm-61 547c55 63-15 120-15 120 0 0 141-72 76-162-59-86-105-128 143-271 0 0-391 97-204 313z">
              <text:p/>
            </draw:path>
          </draw:g>
          <draw:frame draw:style-name="gr26" draw:text-style-name="P8" draw:layer="layout" svg:width="1.869cm" svg:height="3.439cm" svg:x="7.312cm" svg:y="14.403cm">
            <draw:text-box>
              <text:p><text:span text:style-name="T3">(VM)</text:span></text:p>
            </draw:text-box>
          </draw:frame>
        </draw:g>
        <draw:g xml:id="id5" draw:id="id5">
          <draw:custom-shape draw:style-name="gr22" draw:text-style-name="P7" draw:layer="layout" svg:width="9.017cm" svg:height="1.832cm" svg:x="19.461cm" svg:y="13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3" draw:layer="layout" svg:width="1.771cm" svg:height="0.963cm" svg:x="22.902cm" svg:y="14.477cm" svg:viewBox="0 0 1772 964" svg:d="m881 953v-374c0-95-54-160-187-160-76 0-141 19-198 42l19 69c42-15 95-31 152-31 73 0 107 31 107 92v49h-38c-183 0-267 69-267 179 0 92 57 145 160 145 65 0 114-30 160-68l8 57zm-191-122c-38 34-80 53-118 53-50 0-80-30-80-84 0-53 30-91 152-91h46zm465 0h-134l-160-522h115l99 320 23 95c49-137 87-278 102-415h115c-31 171-84 358-160 522zm617 0v-374c0-95-53-160-187-160-76 0-141 19-198 42l15 69c46-15 100-31 157-31 72 0 107 31 107 92v49h-39c-183 0-266 69-266 179 0 92 53 145 156 145 68 0 118-30 164-68l7 57zm-190-122c-39 34-81 53-119 53-49 0-80-30-80-84 0-53 31-91 153-91h46zm-1399 87c-31 46-76 80-133 99l-50-61c38-22 76-57 91-87 16-27 19-65 19-152v-595h115v587c0 118-12 164-42 209z">
              <text:p/>
            </draw:path>
            <draw:path draw:style-name="gr24" draw:layer="layout" svg:width="0.841cm" svg:height="0.522cm" svg:x="21.801cm" svg:y="14.847cm" svg:viewBox="0 0 842 523" svg:d="m272 265c0 0-44 26 30 34 90 11 138 9 237-9 0 0 26 17 62 30-222 95-504-6-329-55zm-29-124c0 0-47 36 27 44 97 9 173 11 305-16 0 0 17 19 45 29-268 80-569 8-377-57zm526 217c0 0 32 27-36 48-128 38-536 49-650 0-40-17 36-42 61-46 25-6 38-6 38-6-44-30-291 63-126 90 456 74 831-33 713-86zm-476-347c0 0-208 50-74 67 57 8 169 6 274-2 86-7 171-23 171-23 0 0-30 13-51 27-212 55-618 30-501-27 99-48 181-42 181-42zm371 208c214-111 114-217 46-204-17 4-25 8-25 8 0 0 6-12 19-15 135-48 242 142-44 217 0 0 2-2 4-6zm-350 301c205 13 520-8 528-105 0 0-16 38-170 67-175 32-393 29-520 8 0 0 26 22 162 30z">
              <text:p/>
            </draw:path>
            <draw:path draw:style-name="gr25" draw:layer="layout" svg:width="0.405cm" svg:height="0.666cm" svg:x="22.073cm" svg:y="14.23cm" svg:viewBox="0 0 406 667" svg:d="m263 0c0 0 118 120-112 301-185 147-42 231 0 326-109-97-187-183-134-263 78-118 294-175 246-364zm-61 547c55 63-15 120-15 120 0 0 141-72 76-162-59-86-105-128 143-271 0 0-391 97-204 313z">
              <text:p/>
            </draw:path>
          </draw:g>
          <draw:frame draw:style-name="gr27" draw:text-style-name="P8" draw:layer="layout" svg:width="1.869cm" svg:height="3.438cm" svg:x="24.657cm" svg:y="14.398cm">
            <draw:text-box>
              <text:p><text:span text:style-name="T3">(VM)</text:span></text:p>
            </draw:text-box>
          </draw:frame>
        </draw:g>
        <draw:connector draw:style-name="gr28" draw:text-style-name="P1" draw:layer="layout" draw:type="curve" svg:x1="23.969cm" svg:y1="15.754cm" svg:x2="23.969cm" svg:y2="16.305cm" draw:start-shape="id5" draw:start-glue-point="2" draw:end-shape="id9" draw:end-glue-point="0" svg:d="m23969 15754v551">
          <text:p/>
        </draw:connector>
        <draw:custom-shape draw:style-name="gr29" draw:text-style-name="P1" xml:id="id11" draw:id="id11" draw:layer="layout" svg:width="3.683cm" svg:height="1.524cm" svg:x="4.81cm" svg:y="3.343cm">
          <text:p text:style-name="P1">Client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xml:id="id15" draw:id="id15" draw:layer="layout" svg:width="3.683cm" svg:height="1.524cm" svg:x="22.128cm" svg:y="6.143cm">
          <text:p text:style-name="P1">Client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xml:id="id10" draw:id="id10" draw:layer="layout" svg:width="3.683cm" svg:height="1.524cm" svg:x="4.81cm" svg:y="6.794cm">
          <text:p text:style-name="P1"><text:span text:style-name="T4">Adaptador</text:span></text:p>
          <text:p text:style-name="P1"><text:span text:style-name="T4">(endpo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1" draw:layer="layout" draw:type="curve" svg:x1="6.651cm" svg:y1="6.794cm" svg:x2="6.651cm" svg:y2="4.867cm" draw:start-shape="id10" draw:start-glue-point="0" draw:end-shape="id11" svg:d="m6651 6794v-1927">
          <text:p/>
        </draw:connector>
        <draw:connector draw:style-name="gr31" draw:text-style-name="P1" draw:layer="layout" draw:type="curve" svg:x1="3.422cm" svg:y1="11.922cm" svg:x2="4.81cm" svg:y2="7.556cm" draw:start-shape="id12" draw:start-glue-point="0" draw:end-shape="id10" draw:end-glue-point="3" svg:d="m3422 11922c0-2911 462-4366 1388-4366">
          <text:p/>
        </draw:connector>
        <draw:connector draw:style-name="gr31" draw:text-style-name="P1" draw:layer="layout" draw:type="curve" svg:x1="6.651cm" svg:y1="8.318cm" svg:x2="6.645cm" svg:y2="9.788cm" draw:start-shape="id10" draw:start-glue-point="2" draw:end-shape="id8" draw:end-glue-point="4" svg:d="m6651 8318c0 1102-6 368-6 1470">
          <text:p/>
        </draw:connector>
        <draw:custom-shape draw:style-name="gr32" draw:text-style-name="P1" xml:id="id13" draw:id="id13" draw:layer="layout" svg:width="0.381cm" svg:height="0.381cm" svg:x="27.395cm" svg:y="11.9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14" draw:id="id14" draw:layer="layout" svg:width="0.381cm" svg:height="0.381cm" svg:x="25.028cm" svg:y="7.29cm">
          <text:p/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type="curve" svg:x1="27.585cm" svg:y1="11.922cm" svg:x2="25.218cm" svg:y2="7.671cm" draw:start-shape="id13" draw:start-glue-point="0" draw:end-shape="id14" draw:end-glue-point="2" svg:d="m27585 11922c0-3189-2367-1064-2367-4251">
          <text:p/>
        </draw:connector>
        <draw:connector draw:style-name="gr31" draw:text-style-name="P1" draw:layer="layout" draw:type="curve" svg:x1="23.969cm" svg:y1="7.667cm" svg:x2="23.969cm" svg:y2="9.79cm" draw:start-shape="id15" draw:start-glue-point="2" draw:end-shape="id7" draw:end-glue-point="4" svg:d="m23969 7667v2123">
          <text:p/>
        </draw:connector>
        <draw:connector draw:style-name="gr31" draw:text-style-name="P1" draw:layer="layout" draw:type="curve" svg:x1="23.969cm" svg:y1="10.616cm" svg:x2="23.969cm" svg:y2="11.912cm" draw:start-shape="id7" draw:start-glue-point="8" draw:end-shape="id4" draw:end-glue-point="0" svg:d="m23969 10616v1296">
          <text:p/>
        </draw:connector>
        <draw:connector draw:style-name="gr31" draw:text-style-name="P1" draw:layer="layout" draw:type="curve" svg:x1="6.645cm" svg:y1="10.614cm" svg:x2="6.651cm" svg:y2="11.912cm" draw:start-shape="id8" draw:start-glue-point="8" draw:end-shape="id1" draw:end-glue-point="0" svg:d="m6645 10614c0 973 6 325 6 1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871cm" fo:margin-bottom="2.176cm" fo:margin-left="1.63cm" fo:margin-right="1.39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Soares</meta:initial-creator>
    <meta:creation-date>2015-06-17T21:36:29</meta:creation-date>
    <dc:date>2015-06-17T21:58:37</dc:date>
    <dc:creator>Bruno Soares</dc:creator>
    <meta:editing-duration>PT18M40S</meta:editing-duration>
    <meta:editing-cycles>3</meta:editing-cycles>
    <meta:generator>LibreOffice/3.5$Linux_X86_64 LibreOffice_project/350m1$Build-2</meta:generator>
    <meta:document-statistic meta:object-count="61"/>
  </office:meta>
</office:document-meta>
</file>